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1979" officeooo:paragraph-rsid="00191979"/>
    </style:style>
    <style:style style:name="P2" style:family="paragraph" style:parent-style-name="Standard">
      <style:text-properties officeooo:paragraph-rsid="00191979"/>
    </style:style>
    <style:style style:name="P3" style:family="paragraph" style:parent-style-name="Standard">
      <style:text-properties officeooo:rsid="001a5944" officeooo:paragraph-rsid="001a5944"/>
    </style:style>
    <style:style style:name="P4" style:family="paragraph" style:parent-style-name="Standard">
      <style:text-properties officeooo:rsid="001ffb66" officeooo:paragraph-rsid="001ffb66"/>
    </style:style>
    <style:style style:name="P5" style:family="paragraph" style:parent-style-name="Standard">
      <style:text-properties officeooo:rsid="0022b5a5" officeooo:paragraph-rsid="0022b5a5"/>
    </style:style>
    <style:style style:name="P6" style:family="paragraph" style:parent-style-name="Standard">
      <style:text-properties officeooo:rsid="00282223" officeooo:paragraph-rsid="00282223"/>
    </style:style>
    <style:style style:name="P7" style:family="paragraph" style:parent-style-name="Standard">
      <style:text-properties officeooo:paragraph-rsid="00282223"/>
    </style:style>
    <style:style style:name="P8" style:family="paragraph" style:parent-style-name="Standard">
      <style:text-properties officeooo:rsid="00282223" officeooo:paragraph-rsid="00282223"/>
    </style:style>
    <style:style style:name="T1" style:family="text">
      <style:text-properties officeooo:rsid="00191979"/>
    </style:style>
    <style:style style:name="T2" style:family="text">
      <style:text-properties officeooo:rsid="001926eb"/>
    </style:style>
    <style:style style:name="T3" style:family="text">
      <style:text-properties officeooo:rsid="001a830c"/>
    </style:style>
    <style:style style:name="T4" style:family="text">
      <style:text-properties officeooo:rsid="001b7533"/>
    </style:style>
    <style:style style:name="T5" style:family="text">
      <style:text-properties officeooo:rsid="001d71f0"/>
    </style:style>
    <style:style style:name="T6" style:family="text">
      <style:text-properties officeooo:rsid="001df488"/>
    </style:style>
    <style:style style:name="T7" style:family="text">
      <style:text-properties officeooo:rsid="001e90e1"/>
    </style:style>
    <style:style style:name="T8" style:family="text">
      <style:text-properties officeooo:rsid="001fb8ff"/>
    </style:style>
    <style:style style:name="T9" style:family="text">
      <style:text-properties officeooo:rsid="001ffb66"/>
    </style:style>
    <style:style style:name="T10" style:family="text">
      <style:text-properties officeooo:rsid="0022b5a5"/>
    </style:style>
    <style:style style:name="T11" style:family="text">
      <style:text-properties officeooo:rsid="00232326"/>
    </style:style>
    <style:style style:name="T12" style:family="text">
      <style:text-properties officeooo:rsid="00248b35"/>
    </style:style>
    <style:style style:name="T13" style:family="text">
      <style:text-properties officeooo:rsid="0025ae4e"/>
    </style:style>
    <style:style style:name="T14" style:family="text">
      <style:text-properties officeooo:rsid="0026e6f1"/>
    </style:style>
    <style:style style:name="T15" style:family="text">
      <style:text-properties officeooo:rsid="00271781"/>
    </style:style>
    <style:style style:name="T16" style:family="text">
      <style:text-properties officeooo:rsid="00282223"/>
    </style:style>
    <style:style style:name="T17" style:family="text">
      <style:text-properties officeooo:rsid="0029fa3c"/>
    </style:style>
    <style:style style:name="T18" style:family="text">
      <style:text-properties officeooo:rsid="002a70b7"/>
    </style:style>
    <style:style style:name="T19" style:family="text">
      <style:text-properties officeooo:rsid="002c4a30"/>
    </style:style>
    <style:style style:name="T20" style:family="text">
      <style:text-properties officeooo:rsid="002fbcd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.</text:p>
      <text:p text:style-name="P1">- 2 Visions <text:span text:style-name="T2">Vietnam</text:span> :</text:p>
      <text:p text:style-name="P1"><text:tab/>- <text:span text:style-name="T2">Aboutissement logique de la guerre froide ou de l’idéologie anticommuniste</text:span></text:p>
      <text:p text:style-name="P2"><text:span text:style-name="T1"><text:tab/>- </text:span><text:span text:style-name="T2">occasion unique de comprendre les processus ou s’empêtrent les décisions gouvernementales</text:span></text:p>
      <text:p text:style-name="P2"/>
      <text:p text:style-name="P3">2 visions : tromperie</text:p>
      <text:p text:style-name="P3"/>
      <text:p text:style-name="P3">- <text:span text:style-name="T3">Défaut politiques : pas vérité</text:span></text:p>
      <text:p text:style-name="P3">- <text:span text:style-name="T3">Mensonge : Moyen l’utilisation est justifiée</text:span></text:p>
      <text:p text:style-name="P3"/>
      <text:p text:style-name="P3">-<text:span text:style-name="T3">Action nouvelle : Déplacement ou destruction</text:span></text:p>
      <text:p text:style-name="P3"/>
      <text:p text:style-name="P3">-<text:span text:style-name="T3">Négation réalité, capacité mentir, modifier les faits, agir : provient de l’imagination</text:span></text:p>
      <text:p text:style-name="P3"/>
      <text:p text:style-name="P3">-<text:span text:style-name="T4">Le mensonge est prévisible pour cacher la réalité qui ne l’est pas</text:span></text:p>
      <text:p text:style-name="P3"/>
      <text:p text:style-name="P3">- <text:span text:style-name="T5">Rôle Sénat : protéger les organes de décision de la société</text:span></text:p>
      <text:p text:style-name="P3"/>
      <text:p text:style-name="P3">- <text:span text:style-name="T6">Spécialistes de la solution des problèmes : sur d’eux, doute pas pour s’imposer</text:span></text:p>
      <text:p text:style-name="P3"/>
      <text:p text:style-name="P3">- <text:span text:style-name="T7">Spécialiste sciences de la nature : cherche la réalité / Historiens ou Homme d’action : férus de théories donc ils seront tenter de faire croire leur réalité théorique</text:span></text:p>
      <text:p text:style-name="P3"/>
      <text:p text:style-name="P3">- <text:span text:style-name="T8">On ne peut pas supprimer la réalité </text:span><text:span text:style-name="T9">par l’opinion publique, il faudrait contrôler le monde pour y arriver</text:span></text:p>
      <text:p text:style-name="P3"/>
      <text:p text:style-name="P4">II.</text:p>
      <text:p text:style-name="P4">- <text:span text:style-name="T10">Doc. Pentagone : cache mensonges, mais pas les erreurs</text:span></text:p>
      <text:p text:style-name="P5"/>
      <text:p text:style-name="P5">- <text:span text:style-name="T11">Objectif USA : Éviter défaite humiliante pour USA, Empêcher la chine de prendre le sud du viet, peuple sud viet → vie meilleure</text:span></text:p>
      <text:p text:style-name="P5"/>
      <text:p text:style-name="P5">- <text:span text:style-name="T12">USA veulent prouver qu’ils tiennent leurs engagements</text:span></text:p>
      <text:p text:style-name="P5"/>
      <text:p text:style-name="P5">- <text:span text:style-name="T13">Les dirigeants USA croient qu’ils peuvent manipuler l’esprit des gens </text:span><text:span text:style-name="T14">pour dominer le monde (rumeur du New Yorker)</text:span></text:p>
      <text:p text:style-name="P5"/>
      <text:p text:style-name="P5">- <text:span text:style-name="T14">Les spécialiste de la solution des problèmes (ici affaires étrangères) se voile la face devant la réalité</text:span></text:p>
      <text:p text:style-name="P5"/>
      <text:p text:style-name="P5">- <text:span text:style-name="T15">Les renseignements USA ramènent des faits qui ne seront pas pris en compte</text:span></text:p>
      <text:p text:style-name="P5"/>
      <text:p text:style-name="P5">- <text:span text:style-name="T16">Responsables des décisions</text:span></text:p>
      <text:p text:style-name="P5"/>
      <text:p text:style-name="P5">- <text:span text:style-name="T16">opération clandestines, renseignement USA pas au courant</text:span></text:p>
      <text:p text:style-name="P5"/>
      <text:p text:style-name="P6">III.</text:p>
      <text:p text:style-name="P6">- <text:span text:style-name="T17">1964 : CIA dit que si USA quitte le Vietnam l’Asie du sud sera communiste (sauf Cambodge), 5 an âpres elle dit le contraire</text:span></text:p>
      <text:p text:style-name="P6"/>
      <text:p text:style-name="P6"><text:soft-page-break/>- <text:span text:style-name="T18">Responsables des décision sait que c’est une guerre civile mais il décide quand même de bombarder le Vietnam nord pour les dissuader d’aider les rebelles du sud</text:span></text:p>
      <text:p text:style-name="P6"/>
      <text:p text:style-name="P7"><text:span text:style-name="T16">- </text:span><text:span text:style-name="T19">Contradiction : McNamara veut contenir la chine, et Nixon ne pense pas que ça soit utile</text:span></text:p>
      <text:p text:style-name="P7"/>
      <text:p text:style-name="P7">- <text:span text:style-name="T20">Ceux qui sont contre la guerre disent qu’un bloc sino-soviet n’existerai pas et que l’USA font une politique impérialiste (conquérir des territoires) et qu’ils tentent d’imposer une image de l’amerique a des peuple que l’USA ne comprends pas (McNaughton ne le pense pas)</text:span>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30T19:30:10.488000000</meta:creation-date>
    <meta:generator>LibreOffice/7.3.3.2$Windows_X86_64 LibreOffice_project/d1d0ea68f081ee2800a922cac8f79445e4603348</meta:generator>
    <dc:date>2023-09-02T18:52:49.833000000</dc:date>
    <meta:editing-duration>PT9H45M27S</meta:editing-duration>
    <meta:editing-cycles>20</meta:editing-cycles>
    <meta:document-statistic meta:table-count="0" meta:image-count="0" meta:object-count="0" meta:page-count="2" meta:paragraph-count="28" meta:word-count="371" meta:character-count="2190" meta:non-whitespace-character-count="1845"/>
  </office:meta>
</office:document-meta>
</file>